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Scatter Probability / counts per second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86" calcext:value-type="float">
            <text:p>3.86</text:p>
          </table:table-cell>
          <table:table-cell table:formula="of:=SQRT([.B2])" office:value-type="float" office:value="1.96468827043885" calcext:value-type="float">
            <text:p>1.964688270438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29" calcext:value-type="float">
            <text:p>7.29</text:p>
          </table:table-cell>
          <table:table-cell table:formula="of:=SQRT([.B3])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73.52" calcext:value-type="float">
            <text:p>11673.52</text:p>
          </table:table-cell>
          <table:table-cell table:formula="of:=SQRT([.B4])" office:value-type="float" office:value="108.044065084576" calcext:value-type="float">
            <text:p>108.0440650845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z_eff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4:53:36.459958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34:59.710273892</meta:creation-date>
    <dc:date>2025-02-11T14:58:02.398602458</dc:date>
    <meta:editing-duration>PT8M29S</meta:editing-duration>
    <meta:editing-cycles>2</meta:editing-cycles>
    <meta:generator>LibreOffice/24.8.4.2$Linux_X86_64 LibreOffice_project/480$Build-2</meta:generator>
    <meta:document-statistic meta:table-count="1" meta:cell-count="13" meta:object-count="0"/>
  </office:meta>
</office:document-meta>
</file>